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299in" table:align="left"/>
    </style:style>
    <style:style style:name="Table1.A" style:family="table-column">
      <style:table-column-properties style:column-width="2.284in"/>
    </style:style>
    <style:style style:name="Table1.B" style:family="table-column">
      <style:table-column-properties style:column-width="1.0458in"/>
    </style:style>
    <style:style style:name="Table1.A1" style:family="table-cell">
      <style:table-cell-properties style:vertical-align="middle" fo:padding="0.0194in" fo:border="none"/>
    </style:style>
    <style:style style:name="P1" style:family="paragraph" style:parent-style-name="Standard">
      <style:paragraph-properties fo:padding="0.0291in" fo:border-left="none" fo:border-right="none" fo:border-top="none" fo:border-bottom="0.0008in solid #000000" style:join-border="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top="0in" fo:margin-bottom="0in" fo:text-align="center" style:justify-single-word="false"/>
    </style:style>
    <style:style style:name="P4" style:family="paragraph" style:parent-style-name="Heading_20_4">
      <style:text-properties fo:font-weight="normal" style:font-weight-asian="normal" style:font-weight-complex="normal"/>
    </style:style>
    <style:style style:name="P5" style:family="paragraph" style:parent-style-name="Heading_20_3">
      <style:text-properties fo:font-weight="normal" style:font-weight-asian="normal" style:font-weight-complex="normal"/>
    </style:style>
    <style:style style:name="P6" style:family="paragraph" style:parent-style-name="List_20_Contents">
      <style:paragraph-properties fo:margin-left="0.7874in" fo:margin-right="0in" fo:text-indent="0in" style:auto-text-indent="false"/>
    </style:style>
    <style:style style:name="P7" style:family="paragraph" style:parent-style-name="List_20_Contents">
      <style:paragraph-properties fo:margin-left="0.7874in" fo:margin-right="0in" fo:margin-top="0in" fo:margin-bottom="0.1965in" fo:text-indent="0in" style:auto-text-indent="false"/>
    </style:style>
    <style:style style:name="P8" style:family="paragraph" style:parent-style-name="Standard" style:list-style-name="L1"/>
    <style:style style:name="P9" style:family="paragraph" style:parent-style-name="Text_20_body">
      <style:text-properties style:font-name="Arial1" fo:font-size="10pt"/>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text-properties fo:font-weight="normal" style:font-weight-asian="normal" style:font-weight-complex="normal"/>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Heading_20_3">
      <style:text-properties fo:font-weight="normal" style:font-weight-asian="normal" style:font-weight-complex="normal"/>
    </style:style>
    <style:style style:name="P19" style:family="paragraph" style:parent-style-name="List_20_Contents" style:list-style-name="L6"/>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style:text-line-through-style="none" style:text-underline-style="none" style:text-blinking="false"/>
    </style:style>
    <style:style style:name="T5" style:family="text">
      <style:text-properties style:text-line-through-style="none" style:text-underline-style="none" fo:font-weight="bold" style:text-blinking="false"/>
    </style:style>
    <style:style style:name="T6" style:family="text">
      <style:text-properties style:text-line-through-style="none" fo:font-style="italic" style:text-underline-style="none" style:text-blinking="false"/>
    </style:style>
    <style:style style:name="T7" style:family="text">
      <style:text-properties style:font-style-complex="italic"/>
    </style:style>
    <style:style style:name="T8" style:family="text">
      <style:text-properties fo:font-weight="normal" style:font-weight-asian="normal" style:font-weight-complex="normal"/>
    </style:style>
    <style:style style:name="T9" style:family="text">
      <style:text-properties style:font-name="Arial1" fo:font-size="10pt"/>
    </style:style>
    <style:style style:name="T10" style:family="text">
      <style:text-properties style:font-name="Arial1" fo:font-size="10pt" fo:font-style="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me divisions:</text:p>
      <text:p text:style-name="Standard">Obtained from this translation of the Shiva Purana.</text:p>
      <text:p text:style-name="Standard"><text:a xlink:type="simple" xlink:href="http://books.google.co.in/books?id=bchgql0em9YC&amp;pg=PA124&amp;dq=Swargaloka&amp;hl=en&amp;sa=X&amp;ei=LuXJT7TDN4OyrAeBoajSDg&amp;ved=0CEEQ6AEwAg#v=onepage&amp;q=Swargaloka&amp;f=false">http://books.google.co.in/books?id=bchgql0em9YC&amp;pg=PA124&amp;dq=Swargaloka&amp;hl=en&amp;sa=X&amp;ei=LuXJT7TDN4OyrAeBoajSDg&amp;ved=0CEEQ6AEwAg#v=onepage&amp;q=Swargaloka&amp;f=false</text:a></text:p>
      <text:p text:style-name="Standard"/>
      <text:p text:style-name="Standard"/>
      <text:p text:style-name="Standard"><text:span text:style-name="T2">Nimesha</text:span> = equivalent to time taken in blinking eyes once.</text:p>
      <text:p text:style-name="Standard">[rluu: Eye lids are day and night, so this is equal to one day?]</text:p>
      <text:p text:style-name="Standard"/>
      <text:p text:style-name="Standard">1 Kashtha = 15 Nimeshas</text:p>
      <text:p text:style-name="Standard">1 Kala = 30 Kashtha</text:p>
      <text:p text:style-name="Standard">1 Muhurta = 30 Kala</text:p>
      <text:p text:style-name="Standard">1 Day = 30 Muhurta</text:p>
      <text:p text:style-name="Standard">1 month = 30 Days</text:p>
      <text:p text:style-name="Standard"/>
      <text:p text:style-name="Standard">1 month = 2 lunar fortnights (bright and dark), Shukla paksha and Krishna paksha.</text:p>
      <text:p text:style-name="Standard">1 Ayana = 6 months</text:p>
      <text:p text:style-name="Standard">1 Year = 2 Ayana</text:p>
      <text:p text:style-name="Standard">1 divine year = 360 human years.</text:p>
      <text:p text:style-name="Standard">Satya yuga = 4000 divine years</text:p>
      <text:p text:style-name="Standard">Treta yuga = 3000 divine years</text:p>
      <text:p text:style-name="Standard">Dwaper yuga = 2000 divine years</text:p>
      <text:p text:style-name="Standard">Kali yuga = 1000 divine years</text:p>
      <text:p text:style-name="Standard"/>
      <text:p text:style-name="Standard">Sandyas and Sandhyamsha, the intervening period between the onset of one yug, account for 2000 divine years, thus one cycle of 4 years = 12000 divine years.</text:p>
      <text:p text:style-name="Standard"/>
      <text:p text:style-name="Standard">1 Day of Brahma = 1 Kalpa.</text:p>
      <text:p text:style-name="Standard">3000 Brahma Years = Yug of Brahma. <text:s/></text:p>
      <text:p text:style-name="Standard">1 Savana = 1000 yugas of Brahma.</text:p>
      <text:p text:style-name="Standard">1 Brahma lives for 3000 Savauas.</text:p>
      <text:p text:style-name="Standard"/>
      <text:p text:style-name="Standard"/>
      <text:p text:style-name="Standard">During each of Vishnu's Days, one Brahma is born and dies.</text:p>
      <text:p text:style-name="Standard">During each of Shiva days, one Vishnu is born and dies.</text:p>
      <text:p text:style-name="Standard"/>
      <text:p text:style-name="Standard">Each Manvantra is ruled by one Manu. <text:s/>The gods (devatas) the seven great sages and Indra change from one Manavantara to another. <text:s/></text:p>
      <text:p text:style-name="Standard"/>
      <text:p text:style-name="Standard">The first Manu was Swayambhuva and the names of the 7 sages were:</text:p>
      <text:list xml:id="list437222335" text:style-name="L1">
        <text:list-item>
          <text:p text:style-name="P8">Mareechi</text:p>
        </text:list-item>
        <text:list-item>
          <text:p text:style-name="P8">Atri</text:p>
        </text:list-item>
        <text:list-item>
          <text:p text:style-name="P8">Angira</text:p>
        </text:list-item>
        <text:list-item>
          <text:p text:style-name="P8">Pulastya</text:p>
        </text:list-item>
        <text:list-item>
          <text:p text:style-name="P8">Pulaha</text:p>
        </text:list-item>
        <text:list-item>
          <text:p text:style-name="P8">Kratu</text:p>
        </text:list-item>
        <text:list-item>
          <text:p text:style-name="P8">Vashishtha</text:p>
        </text:list-item>
      </text:list>
      <text:p text:style-name="Standard"><text:soft-page-break/></text:p>
      <text:p text:style-name="Standard">This way the Manus, Indra and the 7 sages keep on […].</text:p>
      <text:p text:style-name="Standard"/>
      <text:p text:style-name="Standard">List of Manus is given at this webpage:</text:p>
      <text:p text:style-name="Standard">http://en.wikipedia.org/wiki/Manvantara#Manus_of_the_.C5.9Aveta_V.C4.81r.C4.81ha_Kalpa</text:p>
      <text:p text:style-name="P1"/>
      <text:p text:style-name="Standard"/>
      <text:p text:style-name="P2"/>
      <text:p text:style-name="P2">rluu: Shrimad Bhagavatam (Bhagavata Purana) supposedly gives different measurements for these time periods.</text:p>
      <text:p text:style-name="P2"/>
      <text:p text:style-name="P2">2.2.25:</text:p>
      <text:p text:style-name="P2">kalpa</text:p>
      <text:p text:style-name="P2"/>
      <text:p text:style-name="P2">2.2.26:</text:p>
      <text:p text:style-name="Text_20_body"><text:a xlink:type="simple" xlink:href="http://vedabase.net/d/dvai"><text:span text:style-name="T8">dvai</text:span></text:a><text:span text:style-name="T8">-</text:span><text:a xlink:type="simple" xlink:href="http://vedabase.net/p/parardhyam"><text:span text:style-name="T8">parārdhyam</text:span></text:a><text:span text:style-name="T8"> : Translated as “</text:span>15,480,000,000,000 solar years;” and also as “<text:span text:style-name="T9">two </text:span><text:span text:style-name="T10">parârdhas</text:span><text:span text:style-name="T9"> [the two halves of the life of Brahmâ].”</text:span></text:p>
      <text:p text:style-name="P9">[rluu: Confirm and clarify what this actually means.]</text:p>
      <text:p text:style-name="P9"/>
      <text:p text:style-name="P9"/>
      <text:p text:style-name="P1"/>
      <text:p text:style-name="Standard"/>
      <text:p text:style-name="P2"/>
      <text:p text:style-name="P2"/>
      <text:p text:style-name="Standard"/>
      <text:p text:style-name="P2">http://en.wikipedia.org/wiki/Manvantara</text:p>
      <text:p text:style-name="Text_20_body"><text:span text:style-name="T1">Manvantara</text:span> or <text:span text:style-name="T1">Manuvantara</text:span>,<text:bookmark text:name="cite_ref-1"/><text:a xlink:type="simple" xlink:href="http://en.wikipedia.org/wiki/Manvantara#cite_note-1">[1]</text:a> or age of a <text:a xlink:type="simple" xlink:href="http://en.wikipedia.org/wiki/Manu_%28Hinduism%29">Manu</text:a>,<text:bookmark text:name="cite_ref-Manu_2-0"/><text:a xlink:type="simple" xlink:href="http://en.wikipedia.org/wiki/Manvantara#cite_note-Manu-2">[2]</text:a> the <text:a xlink:type="simple" xlink:href="http://en.wikipedia.org/wiki/Hindu">Hindu</text:a> progenitor of mankind, is an astronomical period of time measurement. Manvantara is a <text:a xlink:type="simple" xlink:href="http://en.wikipedia.org/wiki/Sanskrit">Sanskrit</text:a> <text:a xlink:type="simple" xlink:href="http://en.wikipedia.org/wiki/Sandhi">sandhi</text:a>, a combination of words <text:span text:style-name="T3">manu</text:span> and <text:span text:style-name="T3">antara</text:span>, manu-antara or manvantara, literally meaning the duration of a Manu, or his life span.<text:bookmark text:name="cite_ref-3"/><text:a xlink:type="simple" xlink:href="http://en.wikipedia.org/wiki/Manvantara#cite_note-3">[3]</text:a></text:p>
      <text:p text:style-name="Text_20_body">Each Manvantara is created and ruled by a specific Manu, who in turn is created by <text:a xlink:type="simple" xlink:href="http://en.wikipedia.org/wiki/Brahma">Brahma</text:a>, the Creator himself. Manu creates the world, and all its species during that period of time, each Manvantara lasts the lifetime of a Manu, upon whose death, Brahma creates another Manu to continue the cycle of Creation or Shristi, <text:a xlink:type="simple" xlink:href="http://en.wikipedia.org/wiki/Vishnu">Vishnu</text:a> on his part takes a new <text:a xlink:type="simple" xlink:href="http://en.wikipedia.org/wiki/Avatar">Avatar</text:a>, and also a new <text:a xlink:type="simple" xlink:href="http://en.wikipedia.org/wiki/Indra">Indra</text:a> and <text:a xlink:type="simple" xlink:href="http://en.wikipedia.org/wiki/Saptarishi">Saptarishis</text:a> are appointed.</text:p>
      <text:p text:style-name="Text_20_body">Eventually it takes 14 Manus and their respective Manvantaras to create a <text:a xlink:type="simple" xlink:href="http://en.wikipedia.org/wiki/Kalpa_%28aeon%29">Kalpa</text:a>, <text:a xlink:type="simple" xlink:href="http://en.wikipedia.org/wiki/Aeon">Aeon</text:a>, or a ‘Day of <text:a xlink:type="simple" xlink:href="http://en.wikipedia.org/wiki/Brahma">Brahma</text:a>’, according to the <text:a xlink:type="simple" xlink:href="http://en.wikipedia.org/wiki/Hindu_Time_Cycles">Hindu Time Cycles</text:a> and also the <text:a xlink:type="simple" xlink:href="http://en.wikipedia.org/wiki/Vedic_timeline">Vedic timeline</text:a>. Thereafter, at the end of each Kalpa, there is a period - same as Kalpa - of dissolution or <text:a xlink:type="simple" xlink:href="http://en.wikipedia.org/wiki/Pralaya">Pralaya</text:a>,<text:bookmark text:name="cite_ref-4"/><text:a xlink:type="simple" xlink:href="http://en.wikipedia.org/wiki/Manvantara#cite_note-4">[4]</text:a> wherein the world (earth and all life forms, but not the entire universe itself) is destroyed and lies in a state of rest, which is called the, ‘<text:a xlink:type="simple" xlink:href="http://en.wikipedia.org/wiki/Night_of_Brahma">Night of Brahma</text:a>’.</text:p>
      <text:p text:style-name="Text_20_body">After that the creator, <text:a xlink:type="simple" xlink:href="http://en.wikipedia.org/wiki/Brahma">Brahma</text:a> starts his cycle of creation all over again, in an endless cycle of creation followed by Destruction for which <text:a xlink:type="simple" xlink:href="http://en.wikipedia.org/wiki/Shiva">Shiva</text:a>, Hindu God of destruction, and also renewal, is invoked <text:soft-page-break/>towards the end of each such cycle.<text:bookmark text:name="cite_ref-5"/><text:a xlink:type="simple" xlink:href="http://en.wikipedia.org/wiki/Manvantara#cite_note-5">[5]</text:a></text:p>
      <text:p text:style-name="Standard"/>
      <text:h text:style-name="Heading_20_3" text:outline-level="3"><text:bookmark text:name="Sub-divisions"/>Sub-divisions</text:h>
      <text:p text:style-name="Text_20_body">1 human year (in <text:a xlink:type="simple" xlink:href="http://en.wikipedia.org/wiki/Hindu_calendar">Hindu calendar</text:a>) = 1 <text:a xlink:type="simple" xlink:href="http://en.wikipedia.org/w/index.php?title=Deva_Ahoratra&amp;action=edit&amp;redlink=1">Deva Ahoratra</text:a> for God (1 day and 1 night)</text:p>
      <text:p text:style-name="Text_20_body">360 <text:a xlink:type="simple" xlink:href="http://en.wikipedia.org/w/index.php?title=Deva_Ahoratra&amp;action=edit&amp;redlink=1">Deva Ahoratras</text:a> = 1 <text:a xlink:type="simple" xlink:href="http://en.wikipedia.org/w/index.php?title=Deva_Vatsara&amp;action=edit&amp;redlink=1">Deva Vatsara</text:a></text:p>
      <text:p text:style-name="Text_20_body">12,000 <text:a xlink:type="simple" xlink:href="http://en.wikipedia.org/w/index.php?title=Deva_Vatsara&amp;action=edit&amp;redlink=1">Deva Vatsara</text:a> = 1 <text:a xlink:type="simple" xlink:href="http://en.wikipedia.org/wiki/Chaturyuga">Chaturyuga</text:a></text:p>
      <text:p text:style-name="Text_20_body">(12,000 <text:a xlink:type="simple" xlink:href="http://en.wikipedia.org/w/index.php?title=Deva_Vatsara&amp;action=edit&amp;redlink=1">Deva Vatsaras</text:a> are defined as, 4,800 <text:a xlink:type="simple" xlink:href="http://en.wikipedia.org/w/index.php?title=Deva_Vatsara&amp;action=edit&amp;redlink=1">Deva Vatsaras</text:a> of <text:a xlink:type="simple" xlink:href="http://en.wikipedia.org/wiki/Krita_yuga">Krita yuga</text:a>, 3,600 <text:a xlink:type="simple" xlink:href="http://en.wikipedia.org/w/index.php?title=Deva_Vatsara&amp;action=edit&amp;redlink=1">Deva Vatsaras</text:a> of <text:a xlink:type="simple" xlink:href="http://en.wikipedia.org/wiki/Treta_Yuga">Treta Yuga</text:a>, 2,400 <text:a xlink:type="simple" xlink:href="http://en.wikipedia.org/w/index.php?title=Deva_Vatsara&amp;action=edit&amp;redlink=1">Deva Vatsaras</text:a> of <text:a xlink:type="simple" xlink:href="http://en.wikipedia.org/wiki/Dvapara_Yuga">Dvapara Yuga</text:a> and 1,200 <text:a xlink:type="simple" xlink:href="http://en.wikipedia.org/w/index.php?title=Deva_Vatsara&amp;action=edit&amp;redlink=1">Deva Vatsaras</text:a> of <text:a xlink:type="simple" xlink:href="http://en.wikipedia.org/wiki/Kali_Yuga">Kali Yuga</text:a> which is 12,000 * 360 = 4,320,000 human years)</text:p>
      <text:p text:style-name="Text_20_body"><text:span text:style-name="T1">71 </text:span><text:a xlink:type="simple" xlink:href="http://en.wikipedia.org/wiki/Chaturyuga"><text:span text:style-name="T1">Chaturyugas</text:span></text:a><text:span text:style-name="T1"> = 1 Manvantaram</text:span> (1 life span of <text:a xlink:type="simple" xlink:href="http://en.wikipedia.org/wiki/Manu_%28Hinduism%29">Manu</text:a>)</text:p>
      <text:p text:style-name="Text_20_body"><text:span text:style-name="T1">14 Manvantaras = 1 </text:span><text:a xlink:type="simple" xlink:href="http://en.wikipedia.org/wiki/Kalpa_%28aeon%29"><text:span text:style-name="T1">kalpa</text:span></text:a> (1 day of <text:a xlink:type="simple" xlink:href="http://en.wikipedia.org/wiki/Brahma">Brahma</text:a>)</text:p>
      <text:p text:style-name="Text_20_body">2 Kalpas = 1 day + 1 <text:a xlink:type="simple" xlink:href="http://en.wikipedia.org/wiki/Night_of_Brahma">Brahma Ahoratra</text:a></text:p>
      <text:p text:style-name="Text_20_body">360 days of Brahma = 1 <text:a xlink:type="simple" xlink:href="http://en.wikipedia.org/w/index.php?title=Brahma_varsha&amp;action=edit&amp;redlink=1">Brahma varsha</text:a></text:p>
      <text:p text:style-name="Text_20_body">100 <text:a xlink:type="simple" xlink:href="http://en.wikipedia.org/w/index.php?title=Brahma_varsha&amp;action=edit&amp;redlink=1">Brahma varsha</text:a> = 1 life span of Brahma. <text:bookmark text:name="cite_ref-7"/><text:a xlink:type="simple" xlink:href="http://en.wikipedia.org/wiki/Manvantara#cite_note-7">[7]</text:a></text:p>
      <text:p text:style-name="P1"/>
      <text:p text:style-name="Standard"/>
      <text:p text:style-name="P2"><text:a xlink:type="simple" xlink:href="http://en.wikipedia.org/wiki/Chaturyuga#Tropical_metrics">http://en.wikipedia.org/wiki/Chaturyuga#Tropical_metrics</text:a></text:p>
      <text:p text:style-name="P2"/>
      <text:h text:style-name="P4" text:outline-level="4"><text:bookmark text:name="Reckoning_of_time_amongst_the_Pit.E1.B9.9Bs_.28ancestors.29"/>Reckoning of time amongst the Pitṛs (<text:span text:style-name="T3">ancestors</text:span>)</text:h>
      <text:list xml:id="list1868033598" text:style-name="L2">
        <text:list-item>
          <text:p text:style-name="P15">1 human fortnight (14 days) = 1 day of the Pitṛs </text:p>
        </text:list-item>
        <text:list-item>
          <text:p text:style-name="P15">30 days of the Pitṛs = 1 month of the Pitṛs = (14 × 30 = 420 human days) </text:p>
        </text:list-item>
        <text:list-item>
          <text:p text:style-name="P15">12 months of the Pitṛs = 1 year of the Pitṛs = (12 months of Pitṛs × 420 human days = 5040 human days) </text:p>
        </text:list-item>
        <text:list-item>
          <text:p text:style-name="P10">The lifespan of the Pitṛs is 100 years of the Pitṛs (= 36,000 Pitṛ days = 504,000 human days) </text:p>
        </text:list-item>
      </text:list>
      <text:p text:style-name="P2"/>
      <text:p text:style-name="P2">The <text:a xlink:type="simple" xlink:href="http://en.wikipedia.org/wiki/Vishnu_Purana"><text:span text:style-name="T4">Viṣṇu Purāṇa</text:span></text:a> <text:a xlink:type="simple" xlink:href="http://www.sacred-texts.com/hin/vp/vp037.htm">Time measurement section of the</text:a> <text:a xlink:type="simple" xlink:href="http://en.wikipedia.org/wiki/Vishnu_Purana"><text:span text:style-name="T4">Viṣṇu Purāṇa</text:span></text:a> Book I Chapter III explains the above as follows:</text:p>
      <text:list xml:id="list1991051733" text:style-name="L3">
        <text:list-item>
          <text:p text:style-name="P16">2 Ayanas (6-month periods, see above) = 1 human year or 1 day of the devas </text:p>
        </text:list-item>
        <text:list-item>
          <text:p text:style-name="P16">4,000 + 400 + 400 = 4,800 divine years (= 1,728,000 human years) = 1 Sat Yuga </text:p>
        </text:list-item>
        <text:list-item>
          <text:p text:style-name="P16">3,000 + 300 + 300 = 3,600 divine years (= 1,296,000 human years) = 1 Tretā Yuga </text:p>
        </text:list-item>
        <text:list-item>
          <text:p text:style-name="P16">2,000 + 200 + 200 = 2,400 divine years (= 864,000 human years) = 1 Dvāpara Yuga </text:p>
        </text:list-item>
        <text:list-item>
          <text:p text:style-name="P16">1,000 + 100 + 100 = 1,200 divine years (= 432,000 human years) = 1 Kali Yuga </text:p>
        </text:list-item>
        <text:list-item>
          <text:p text:style-name="P16">12,000 divine year = 4 Yugas (= 4,320,000 human years) = 1 Mahā-Yuga (also is equaled to 1200 Daiva (divine) Yuga) </text:p>
        </text:list-item>
        <text:list-item>
          <text:p text:style-name="P11">[2*12,000 = 24,000 divine year = One revolution of sun around it's dual] </text:p>
        </text:list-item>
      </text:list>
      <text:p text:style-name="P2"/>
      <text:h text:style-name="P4" text:outline-level="4"><text:bookmark text:name="Reckoning_of_time_for_Brahma"/><text:soft-page-break/>Reckoning of time for Brahma</text:h>
      <text:list xml:id="list1530094617" text:style-name="L4">
        <text:list-item>
          <text:p text:style-name="P12">1000 Mahā-Yugas = 1 Kalpa = 1 day (day only) of Brahma </text:p>
        </text:list-item>
      </text:list>
      <text:p text:style-name="Text_20_body">(2 <text:span text:style-name="T3">Kalpa</text:span>s constitute a day and night of Brahma, 8.64 billion human years)</text:p>
      <text:list xml:id="list197360734" text:style-name="L5">
        <text:list-item>
          <text:p text:style-name="P17">30 days of Brahma = 1 month of Brahma (259.2 billion human years) </text:p>
        </text:list-item>
        <text:list-item>
          <text:p text:style-name="P17">12 months of Brahma = 1 year of Brahma (3.1104 trillion human years) </text:p>
        </text:list-item>
        <text:list-item>
          <text:p text:style-name="P17">50 years of Brahma = 1 Parārdha </text:p>
        </text:list-item>
        <text:list-item>
          <text:p text:style-name="P13">2 parardhas = 100 years of Brahma = 1 Para = 1 Mahā-Kalpa (the lifespan of Brahma)(311.04 trillion human years) </text:p>
        </text:list-item>
      </text:list>
      <text:p text:style-name="Text_20_body">One day of Brahma is divided into 10,000 parts called caraṇas. The caraṇas are divided as follows:</text:p>
      <text:p text:style-name="P3">The Four Yugas</text:p>
      <table:table table:name="Table1" table:style-name="Table1">
        <table:table-column table:style-name="Table1.A"/>
        <table:table-column table:style-name="Table1.B"/>
        <table:table-row>
          <table:table-cell table:style-name="Table1.A1" office:value-type="string">
            <text:p text:style-name="Table_20_Contents">4 caraṇas (1,728,000 <text:a xlink:type="simple" xlink:href="http://en.wikipedia.org/wiki/Solar_year">solar years</text:a>)</text:p>
          </table:table-cell>
          <table:table-cell table:style-name="Table1.A1" office:value-type="string">
            <text:p text:style-name="Table_20_Contents"><text:a xlink:type="simple" xlink:href="http://en.wikipedia.org/wiki/Satya_Yuga">Satya Yuga</text:a></text:p>
          </table:table-cell>
        </table:table-row>
        <table:table-row>
          <table:table-cell table:style-name="Table1.A1" office:value-type="string">
            <text:p text:style-name="Table_20_Contents">3 caraṇas (1,296,000 solar years)</text:p>
          </table:table-cell>
          <table:table-cell table:style-name="Table1.A1" office:value-type="string">
            <text:p text:style-name="Table_20_Contents"><text:a xlink:type="simple" xlink:href="http://en.wikipedia.org/wiki/Treta_Yuga">Treta Yuga</text:a></text:p>
          </table:table-cell>
        </table:table-row>
        <table:table-row>
          <table:table-cell table:style-name="Table1.A1" office:value-type="string">
            <text:p text:style-name="Table_20_Contents">2 caraṇas (864,000 solar years)</text:p>
          </table:table-cell>
          <table:table-cell table:style-name="Table1.A1" office:value-type="string">
            <text:p text:style-name="Table_20_Contents"><text:a xlink:type="simple" xlink:href="http://en.wikipedia.org/wiki/Dvapara_Yuga">Dvapara Yuga</text:a></text:p>
          </table:table-cell>
        </table:table-row>
        <table:table-row>
          <table:table-cell table:style-name="Table1.A1" office:value-type="string">
            <text:p text:style-name="Table_20_Contents">1 caraṇas (432,000 solar years)</text:p>
          </table:table-cell>
          <table:table-cell table:style-name="Table1.A1" office:value-type="string">
            <text:p text:style-name="Table_20_Contents"><text:a xlink:type="simple" xlink:href="http://en.wikipedia.org/wiki/Kali_Yuga">Kali Yuga</text:a></text:p>
          </table:table-cell>
        </table:table-row>
        <table:table-row>
          <table:table-cell table:style-name="Table1.A1" table:number-columns-spanned="2" office:value-type="string">
            <text:p text:style-name="Table_20_Contents">Source: <text:a xlink:type="simple" xlink:href="http://vedabase.net/sb/3/11/19/en1">[2]</text:a></text:p>
          </table:table-cell>
          <table:covered-table-cell/>
        </table:table-row>
      </table:table>
      <text:p text:style-name="Text_20_body">The cycle repeats itself so altogether there are 1,000 cycles of Mahā-Yuga in one day of Brahma.</text:p>
      <text:list xml:id="list1340911010" text:style-name="L6">
        <text:list-item>
          <text:p text:style-name="P19">One cycle of the above four <text:span text:style-name="T1">Yuga</text:span>s is one <text:span text:style-name="T1">Mahā-Yuga</text:span> (4.32 million <text:a xlink:type="simple" xlink:href="http://en.wikipedia.org/wiki/Solar_year">solar years</text:a>) </text:p>
        </text:list-item>
        <text:list-item>
          <text:p text:style-name="P19">as is confirmed by the Gītā Śloka 8.17 (statement) "sahasra-yuga-paryantam ahar yad brahmaṇo viduḥ rātriṁ yuga-sahasrāntāṁ te 'ho-rātra-vido janāḥ", meaning, a day of brahma is of 1000 Mahā-Yuga. Thus a day of Brahma, Kalpa, is of duration: 4.32 billion solar years. Two <text:span text:style-name="T3">Kalpa</text:span>s constitute a day and night(Adhi Sandhi) of <text:a xlink:type="simple" xlink:href="http://en.wikipedia.org/wiki/Brahma_%28god%29">Brahma</text:a> </text:p>
        </text:list-item>
        <text:list-item>
          <text:p text:style-name="P19">A <text:span text:style-name="T1">Manvatara</text:span> consists of 71 Mahā-Yuga (306,720,000 solar years). Each Manvatara is ruled by a Manu. </text:p>
        </text:list-item>
        <text:list-item>
          <text:p text:style-name="P19">After each Manvatara follows one <text:a xlink:type="simple" xlink:href="http://en.wikipedia.org/wiki/Sandhi"><text:span text:style-name="T5">Saṃdhi</text:span></text:a><text:span text:style-name="T1"> Kalā</text:span> of the same duration as a <text:span text:style-name="T3">Kṛta Yuga</text:span> (1,728,000 = 4 Caraṇa). (It is said that during a <text:a xlink:type="simple" xlink:href="http://en.wikipedia.org/wiki/Sandhi"><text:span text:style-name="T4">Saṃdhi</text:span></text:a> Kalā, the entire earth is submerged in water.) </text:p>
        </text:list-item>
        <text:list-item>
          <text:p text:style-name="P19">A <text:a xlink:type="simple" xlink:href="http://en.wikipedia.org/wiki/Kalpa_%28aeon%29"><text:span text:style-name="T1">Kalpa</text:span></text:a> consists of a period of 4.32 Billion solar years called followed by 14 Manvataras and <text:a xlink:type="simple" xlink:href="http://en.wikipedia.org/wiki/Sandhi"><text:span text:style-name="T4">Saṃdhi</text:span></text:a> Kalas. </text:p>
        </text:list-item>
        <text:list-item>
          <text:p text:style-name="P19">A day of Brahma equals </text:p>
        </text:list-item>
      </text:list>
      <text:p text:style-name="P6">(14 times 71 Mahā-Yuga) + (15 × 4 Caraṇas) </text:p>
      <text:p text:style-name="P6">= 994 Mahā-Yuga + (15 * 4800) </text:p>
      <text:p text:style-name="P6">= 994 Mahā-Yuga + (72,000 years)[deva years] / 6 = 12,000[deva years] viz. one maha yuga. </text:p>
      <text:p text:style-name="P6">= 994 Mahā-Yuga + 6 Mahā-Yuga </text:p>
      <text:p text:style-name="P7">= 1,000 Mahā-Yuga </text:p>
      <text:h text:style-name="P5" text:outline-level="3"><text:bookmark text:name="The_Surya_Siddhanta_definition_of_timescales"/>The Surya Siddhanta definition of timescales</text:h>
      <text:p text:style-name="Text_20_body">The <text:a xlink:type="simple" xlink:href="http://en.wikipedia.org/wiki/Surya_Siddhanta">Surya Siddhanta</text:a> [Chapter 14 <text:span text:style-name="T6">Mānādhyāyah</text:span><text:span text:style-name="T3"> (</text:span><text:span text:style-name="T7">मानाध्यायः</text:span><text:span text:style-name="T3">)</text:span>], documents a comprehensive model of nine divisions of time called <text:span text:style-name="T6">māna</text:span><text:span text:style-name="T3"> (</text:span><text:span text:style-name="T7">मान</text:span><text:span text:style-name="T3">)</text:span> which span from very small time units (<text:span text:style-name="T6">Prāņa</text:span><text:span text:style-name="T3"> [</text:span><text:span text:style-name="T7">प्राण</text:span><text:span text:style-name="T3">]</text:span> - 4 seconds) to very large time scales (<text:span text:style-name="T3">Para [</text:span><text:span text:style-name="T7">पर</text:span><text:span text:style-name="T3">]</text:span> - 311.04 Trillion solar years).<text:bookmark text:name="cite_ref-11"/><text:a xlink:type="simple" xlink:href="http://en.wikipedia.org/wiki/Chaturyuga#cite_note-11">[11</text:a></text:p>
      <text:p text:style-name="P2"/>
      <text:p text:style-name="P2"><text:soft-page-break/></text:p>
      <text:p text:style-name="P2">From : http://en.wikipedia.org/wiki/Golden_Age#Brahma_Kumaris</text:p>
      <text:h text:style-name="P5" text:outline-level="3"><text:bookmark text:name="Brahma_Kumaris"/>Brahma Kumaris </text:h>
      <text:p text:style-name="Text_20_body">The <text:a xlink:type="simple" xlink:href="http://en.wikipedia.org/wiki/Brahma_Kumaris">Brahma Kumaris</text:a> and <text:a xlink:type="simple" xlink:href="http://en.wikipedia.org/wiki/AIVV">Prajapita Brahma Kumaris</text:a> make reference to five yuga in a single cycle of 5,000 years in which the Golden Age, or Satya yuga, is the first and lasts for 1,250 years. Three of the remaining four; Thretha Yuga (Silver Age), Dwarpar Yuga (Copper Age) and Kali Yuga (Iron Age), also last for 1,250 years each. The fifth age, Sangum Yuga (Confluence Age), is given to the last 100 years of the fourth age and represents the period when the Iron Age is destroyed and the next Golden Age is created.<text:bookmark text:name="cite_ref-4ages_12-0"/><text:a xlink:type="simple" xlink:href="http://en.wikipedia.org/wiki/Golden_Age#cite_note-4ages-12">[12]</text:a></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08T19:01:18</meta:creation-date>
    <dc:date>2013-06-10T18:22:52</dc:date>
    <meta:editing-duration>PT43M1S</meta:editing-duration>
    <meta:editing-cycles>7</meta:editing-cycles>
    <meta:generator>LibreOffice/3.3$Unix LibreOffice_project/330m18$Build-4</meta:generator>
    <meta:document-statistic meta:table-count="1" meta:image-count="0" meta:object-count="0" meta:page-count="5" meta:paragraph-count="107" meta:word-count="1393" meta:character-count="7762"/>
  </office:meta>
</office:document-meta>
</file>